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css3t:text-justify="distribute" fo:margin-left="0mm"/>
      <style:text-properties style:font-name="ＭＳ 明朝" style:font-name-asian="ＭＳ 明朝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1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fo:font-size="14pt" style:font-name-asian="ＭＳ 明朝" style:font-size-asian="14pt" style:font-size-complex="14pt"/>
    </style:style>
    <style:style style:name="ce44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  <style:text-properties style:font-name="ＭＳ 明朝" fo:font-size="14pt" style:font-name-asian="ＭＳ 明朝" style:font-size-asian="14pt" style:font-size-complex="14pt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4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5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6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5"/>
          <table:covered-table-cell table:number-columns-repeated="4" table:style-name="ce31"/>
          <table:table-cell table:style-name="ce46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5" table:style-name="ce3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8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6"/>
          <table:covered-table-cell table:number-columns-repeated="4" table:style-name="ce32"/>
          <table:covered-table-cell table:style-name="ce31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9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5"/>
          <table:covered-table-cell table:style-name="ce31"/>
          <table:table-cell table:style-name="ce34" office:value-type="string" calcext:value-type="string" table:number-columns-spanned="1" table:number-rows-spanned="3">
            <text:p>~</text:p>
          </table:table-cell>
          <table:table-cell table:style-name="ce39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20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5"/>
          <table:covered-table-cell table:style-name="ce31"/>
          <table:table-cell table:style-name="ce35" office:value-type="string" calcext:value-type="string" table:number-columns-spanned="1" table:number-rows-spanned="3">
            <text:p>~</text:p>
          </table:table-cell>
          <table:table-cell table:style-name="ce40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1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2" table:style-name="ce31"/>
          <table:covered-table-cell table:number-columns-repeated="2" table:style-name="ce41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2" table:style-name="ce31"/>
          <table:covered-table-cell table:number-columns-repeated="2" table:style-name="ce41"/>
          <table:covered-table-cell table:style-name="ce4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18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5"/>
          <table:covered-table-cell table:style-name="ce31"/>
          <table:table-cell table:style-name="ce36" office:value-type="string" calcext:value-type="string" table:number-columns-spanned="1" table:number-rows-spanned="2">
            <text:p>ご担当者</text:p>
          </table:table-cell>
          <table:table-cell table:style-name="ce42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31"/>
          <table:table-cell table:style-name="ce48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covered-table-cell table:style-name="ce37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table-cell table:style-name="ce38" office:value-type="string" calcext:value-type="string" table:number-columns-spanned="1" table:number-rows-spanned="2">
            <text:p>連絡先</text:p>
          </table:table-cell>
          <table:table-cell table:style-name="ce43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covered-table-cell table:style-name="ce37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8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5"/>
          <table:covered-table-cell table:style-name="ce31"/>
          <table:table-cell table:style-name="ce38" office:value-type="string" calcext:value-type="string" table:number-columns-spanned="1" table:number-rows-spanned="3">
            <text:p>連絡先</text:p>
          </table:table-cell>
          <table:table-cell table:style-name="ce44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7">
            <text:p>内容</text:p>
          </table:table-cell>
          <table:table-cell table:style-name="ce21" office:value-type="string" calcext:value-type="string" table:number-columns-spanned="7" table:number-rows-spanned="1">
            <text:p><text:a xlink:href="python://o.construction_title" xlink:type="simple">python://o.construction_title</text:a></text:p>
          </table:table-cell>
          <table:covered-table-cell table:number-columns-repeated="5" table:style-name="ce27"/>
          <table:covered-table-cell table:style-name="ce33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number-columns-repeated="5" table:style-name="ce28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o.construction_note" xlink:type="simple">python://o.construction_note</text:a></text:p>
          </table:table-cell>
          <table:covered-table-cell table:number-columns-repeated="5" table:style-name="ce30"/>
          <table:covered-table-cell table:style-name="ce5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5" office:value-type="string" calcext:value-type="string">
            <text:p>取締役</text:p>
          </table:table-cell>
          <table:table-cell table:style-name="ce45" office:value-type="string" calcext:value-type="string">
            <text:p>総務部</text:p>
          </table:table-cell>
          <table:table-cell table:style-name="ce45" office:value-type="string" calcext:value-type="string">
            <text:p>所属長</text:p>
          </table:table-cell>
          <table:table-cell table:style-name="ce45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6" table:number-columns-spanned="1" table:number-rows-spanned="3"/>
          <table:table-cell table:style-name="ce26" table:number-columns-spanned="1" table:number-rows-spann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21:57.34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3:32:12.198000000</dc:date>
    <meta:print-date>2017-04-07T11:01:50.722000000</meta:print-date>
    <meta:editing-cycles>28</meta:editing-cycles>
    <meta:editing-duration>PT3H32M17S</meta:editing-duration>
    <meta:document-statistic meta:table-count="1" meta:cell-count="39" meta:object-count="0"/>
  </office:meta>
</office:document-meta>
</file>